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P26" style:parent-style-name="TableContents" style:family="paragraph">
      <style:text-properties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style:font-name-complex="Calibri"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style:font-name-complex="Calibri"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style:font-name-complex="Calibri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style:font-name-complex="Calibri"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style:font-name-complex="Calibri"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style:font-name-complex="Calibri"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style:font-name-complex="Calibri"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P115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ашина Светлана Сергее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имплементация<text:s/>нового<text:s/>функционала метода родительского класса или интерфейса в классе-наследнике (@Override)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Внешний (обычный класс);</text:span></text:p>
            <text:p text:style-name="P23">Вложенный статический (статический класс во внешнем классе, не принадлежит объекту внешнего класса);</text:p>
            <text:p text:style-name="P24">Вложенный внутренний (не статический класс во внешнем классе, принадлежит объекту внешнего класса);</text:p>
            <text:p text:style-name="P25">Локальный (внутри блока кода);<text:s/></text:p>
            <text:p text:style-name="P26">Анонимный (одноразовый локальный класс без имени).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?</text:p>
          </table:table-cell>
          <table:table-cell table:style-name="TableCell30">
            <text:p text:style-name="P31">С классом, чтобы запретить наследование. С методом, чтобы запретить его переопределение. С переменными, чтобы запретить изменение ссылки на объект (состояние объекта при этом может быть изменено).</text:p>
          </table:table-cell>
        </table:table-row>
        <table:table-row table:style-name="TableRow32">
          <table:table-cell table:style-name="TableCell33">
            <text:p text:style-name="TableContents"><text:span text:style-name="T34">Какие есть варианты использования ключевого слова<text:s/></text:span>try?</text:p>
          </table:table-cell>
          <table:table-cell table:style-name="TableCell35">
            <text:p text:style-name="TableContents">try<text:s/><text:span text:style-name="T36">используется для обозначения начала блока, в котором может возникнуть исключение. Есть<text:s/></text:span>try-catch-finally<text:span text:style-name="T37"><text:s/>(</text:span>finally<text:s/><text:span text:style-name="T38">не обязателен)</text:span><text:s/><text:span text:style-name="T39">и<text:s/></text:span>try-with-resources<text:span text:style-name="T40"><text:s/>(для автоматического закрытия<text:s/></text:span>Closeable<text:span text:style-name="T41"><text:s/>ресурсов).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 стандартные реализации интерфейса<text:s/></text:span>List<text:s/><text:span text:style-name="T45">и в каких ситуациях их нужно использовать?</text:span></text:p>
          </table:table-cell>
          <table:table-cell table:style-name="TableCell46">
            <text:p text:style-name="TableContents"><text:span text:style-name="T47"><text:s/>ArrayList -<text:s/></text:span><text:span text:style-name="T48">используют</text:span><text:span text:style-name="T49">,<text:s/></text:span><text:span text:style-name="T50">если</text:span><text:span text:style-name="T51"><text:s/></text:span><text:span text:style-name="T52">элементы</text:span><text:span text:style-name="T53"><text:s/></text:span><text:span text:style-name="T54">чаще</text:span><text:span text:style-name="T55"><text:s/></text:span><text:span text:style-name="T56">читаются</text:span><text:span text:style-name="T57">,<text:s/></text:span><text:span text:style-name="T58">чем</text:span><text:span text:style-name="T59"><text:s/></text:span><text:span text:style-name="T60">добавляются</text:span><text:span text:style-name="T61">.</text:span></text:p>
            <text:p text:style-name="P62">LinkedList - используют, если элементы чаще добавляются, чем читаются.</text:p>
          </table:table-cell>
        </table:table-row>
        <table:table-row table:style-name="TableRow63">
          <table:table-cell table:style-name="TableCell64">
            <text:p text:style-name="P65">В чём основная идея стримов из пакета java.util.stream?</text:p>
          </table:table-cell>
          <table:table-cell table:style-name="TableCell66">
            <text:p text:style-name="TableContents"><text:span text:style-name="T67">Они упрощают работу с</text:span><text:span text:style-name="T68"><text:s/>наборами данных</text:span><text:span text:style-name="T69">, позволяя их фильтровать, сортировать, преобразовывать и т.д. При этом выглядят лаконично.</text:span></text:p>
          </table:table-cell>
        </table:table-row>
        <table:table-row table:style-name="TableRow70">
          <table:table-cell table:style-name="TableCell71" table:number-columns-spanned="2">
            <text:p text:style-name="P72">Разное</text:p>
          </table:table-cell>
          <table:covered-table-cell/>
        </table:table-row>
        <table:table-row table:style-name="TableRow73">
          <table:table-cell table:style-name="TableCell74">
            <text:p text:style-name="P75">Каким критериям должна удовлетворять «хорошая» хэш-функция?</text:p>
          </table:table-cell>
          <table:table-cell table:style-name="TableCell76">
            <text:p text:style-name="P77">Возвращать одно и то же значение для одного объекта при многократном вызове (если объект не был изменен).<text:s/>Возвращать одинаковое значение для равных объектов. Избегать генерации коллизий.</text:p>
          </table:table-cell>
        </table:table-row>
        <table:table-row table:style-name="TableRow78">
          <table:table-cell table:style-name="TableCell79">
            <text:p text:style-name="TableContents"><text:span text:style-name="T80">В чём причина популярности и широкого распространения кодировки<text:s/></text:span>UTF-8?</text:p>
          </table:table-cell>
          <table:table-cell table:style-name="TableCell81">
            <text:p text:style-name="TableContents">UTF-8<text:span text:style-name="T82"><text:s/>поддерживает все символы<text:s/></text:span>Unicode<text:span text:style-name="T83"><text:s/></text:span></text:p>
          </table:table-cell>
        </table:table-row>
        <table:table-row table:style-name="TableRow84">
          <table:table-cell table:style-name="TableCell85">
            <text:p text:style-name="TableContents"><text:span text:style-name="T86">Сравните форматы<text:s/></text:span>XML<text:s/><text:span text:style-name="T87">и<text:s/></text:span>JSON.<text:s/><text:span text:style-name="T88">Когда какой использовать?</text:span></text:p>
          </table:table-cell>
          <table:table-cell table:style-name="TableCell89">
            <text:p text:style-name="TableContents">JSON<text:span text:style-name="T90"><text:s/>более легкий для восприятия</text:span><text:span text:style-name="T91">, использует пары ключ/значение</text:span><text:span text:style-name="T92">,</text:span><text:span text:style-name="T93"><text:s/></text:span><text:span text:style-name="T94">поддерживает строки, числа, литералы, объекты, массивы</text:span><text:span text:style-name="T95">.<text:s/></text:span><text:span text:style-name="T96">Используется для пересылки информации между браузером и сервером.</text:span></text:p>
            <text:p text:style-name="TableContents">XML<text:span text:style-name="T97"><text:s/></text:span><text:span text:style-name="T98">имеет древовидную структуру, использует теги,<text:s/></text:span><text:span text:style-name="T99">поддерживает<text:s/></text:span><text:span text:style-name="T100">еще и<text:s/></text:span><text:span text:style-name="T101">сложные типы данных.<text:s/></text:span><text:soft-page-break/><text:span text:style-name="T102">Используется для настройки программ (</text:span>pom.xml<text:span text:style-name="T103">)</text:span><text:span text:style-name="T104">, формализации правил (</text:span>checkstyle.xml<text:span text:style-name="T105">)</text:span><text:span text:style-name="T106">.</text:span></text:p>
          </table:table-cell>
        </table:table-row>
        <text:soft-page-break/>
        <table:table-row table:style-name="TableRow107">
          <table:table-cell table:style-name="TableCell108">
            <text:p text:style-name="TableContents"><text:span text:style-name="T109">Опишите что будет происходить «под капотом» после ввода адреса сайта в браузере и нажатия<text:s/></text:span>Enter?</text:p>
          </table:table-cell>
          <table:table-cell table:style-name="TableCell110">
            <text:p text:style-name="TableContents"><text:span text:style-name="T111">Браузер начнет искать<text:s/></text:span>IP<text:span text:style-name="T112">-адрес сервера, где находится сайт, в следующем порядке: в истории подключений, в операционной системе, в кэше роутера, в<text:s/></text:span>DNS<text:span text:style-name="T113">-серверах. Когда найдет, установит соединение и после этого отправит HTTP-запрос. Сервер обработает запрос и отправит ответ, который будет обработан браузером</text:span><text:span text:style-name="T114">. Затем браузер отобразит страницу.</text:span>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eta Kashina</dc:creator>
    <meta:creation-date>2017-10-20T23:40:00Z</meta:creation-date>
    <dc:date>2024-01-12T13:01:00Z</dc:date>
    <meta:template xlink:href="Normal" xlink:type="simple"/>
    <meta:editing-cycles>8</meta:editing-cycles>
    <meta:editing-duration>PT80820S</meta:editing-duration>
    <meta:document-statistic meta:page-count="2" meta:paragraph-count="5" meta:word-count="412" meta:character-count="2760" meta:row-count="19" meta:non-whitespace-character-count="2353"/>
  </office:meta>
</office:document-meta>
</file>